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59cm" svg:stroke-color="#000000" draw:marker-start-width="1.879cm" draw:marker-end-width="1.879cm" draw:fill="none" draw:textarea-horizontal-align="justify" draw:textarea-vertical-align="middle" draw:auto-grow-height="false" fo:min-height="6.307cm" fo:min-width="6.057cm" fo:padding-top="0.404cm" fo:padding-bottom="0.404cm" fo:padding-left="0.529cm" fo:padding-right="0.529cm"/>
    </style:style>
    <style:style style:name="gr2" style:family="graphic" style:parent-style-name="objectwithoutfill">
      <style:graphic-properties svg:stroke-width="0.254cm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3" style:family="graphic" style:parent-style-name="objectwithoutfill">
      <style:graphic-properties svg:stroke-width="0.457cm" svg:stroke-color="#ff3333" draw:marker-start-width="1.575cm" draw:marker-end="Arrow" draw:marker-end-width="1.676cm" draw:fill="none" draw:textarea-vertical-align="middle" fo:padding-top="0.352cm" fo:padding-bottom="0.352cm" fo:padding-left="0.477cm" fo:padding-right="0.477cm"/>
    </style:style>
    <style:style style:name="gr4" style:family="graphic" style:parent-style-name="standard">
      <style:graphic-properties draw:stroke="none" svg:stroke-color="#000000" draw:fill="none" draw:fill-color="#ffffff" fo:min-height="9.4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6600" fo:font-size="120pt" fo:font-weight="bold" style:font-size-asian="120pt" style:font-weight-asian="bold" style:font-size-complex="120pt" style:font-weight-complex="bold"/>
    </style:style>
    <style:style style:name="P3" style:family="paragraph">
      <loext:graphic-properties draw:fill="none" draw:fill-color="#ffffff"/>
      <style:text-properties fo:color="#006600" fo:font-size="120pt" fo:font-weight="bold" style:font-size-asian="120pt" style:font-weight-asian="bold" style:font-size-complex="120pt" style:font-weight-complex="bold"/>
    </style:style>
    <style:style style:name="T1" style:family="text">
      <style:text-properties fo:color="#006600" fo:font-size="120pt" fo:font-weight="bold" style:font-size-asian="120pt" style:font-weight-asian="bold" style:font-size-complex="1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9.271cm" svg:height="9.271cm" svg:x="5.826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048cm" svg:y1="9.636cm" svg:x2="18.653cm" svg:y2="9.636cm">
          <text:p/>
        </draw:line>
        <draw:line draw:style-name="gr2" draw:text-style-name="P1" draw:layer="layout" svg:x1="10.485cm" svg:y1="15.565cm" svg:x2="10.485cm" svg:y2="1.722cm">
          <text:p/>
        </draw:line>
        <draw:line draw:style-name="gr3" draw:text-style-name="P1" draw:layer="layout" svg:x1="10.398cm" svg:y1="9.636cm" svg:x2="14.081cm" svg:y2="5.953cm">
          <text:p/>
        </draw:line>
        <draw:frame draw:style-name="gr4" draw:text-style-name="P3" draw:layer="layout" svg:width="12.446cm" svg:height="9.717cm" svg:x="4.429cm" svg:y="9.19cm">
          <draw:text-box>
            <text:p text:style-name="P2"><text:span text:style-name="T1">AU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1T15:16:28.961044604</meta:creation-date>
    <dc:date>2015-09-11T15:30:39.092212353</dc:date>
    <meta:editing-duration>PT11M15S</meta:editing-duration>
    <meta:editing-cycles>2</meta:editing-cycles>
    <meta:generator>LibreOffice/4.4.5.2$Linux_X86_64 LibreOffice_project/40m0$Build-2</meta:generator>
    <meta:document-statistic meta:object-count="5"/>
  </office:meta>
</office:document-meta>
</file>